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webp" manifest:media-type="image/png"/>
  <manifest:file-entry manifest:full-path="media/image3.png" manifest:media-type="image/png"/>
  <manifest:file-entry manifest:full-path="media/image4.jp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87" style:parent-style-name="Graphics">
      <style:graphic-properties draw:fill="none" draw:stroke="none"/>
    </style:style>
    <style:style style:family="text" style:name="a830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8" style:parent-style-name="Graphics">
      <style:graphic-properties draw:fill="none" draw:stroke="none"/>
    </style:style>
    <style:style style:family="text" style:name="a831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draw:stroke="solid" svg:stroke-width="0.04167in" svg:stroke-color="#70ad47" svg:stroke-opacity="100%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no-wrap" fo:padding-top="0.05in" fo:padding-bottom="0.05in" fo:padding-left="0.1in" fo:padding-right="0.1in" draw:textarea-vertical-align="top" draw:textarea-horizontal-align="left" draw:fill="solid" draw:fill-color="#262626" draw:opacity="100%" draw:stroke="none" draw:auto-grow-width="true" draw:auto-grow-heigh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7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c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0" style:parent-style-name="Graphics">
      <style:graphic-properties draw:fill="none" draw:stroke="non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26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34">
      <style:graphic-properties draw:fill="none" draw:stroke="solid" svg:stroke-width="0.04167in" svg:stroke-color="#ff0000" draw:marker-end="a933" svg:stroke-opacity="100%" draw:stroke-linejoin="miter" svg:stroke-linecap="butt"/>
    </style:style>
    <style:style style:family="graphic" style:name="a936">
      <style:graphic-properties draw:fill="none" draw:stroke="solid" svg:stroke-width="0.04167in" svg:stroke-color="#00b050" draw:marker-end="a935" svg:stroke-opacity="100%" draw:stroke-linejoin="miter" svg:stroke-linecap="butt"/>
    </style:style>
    <style:style style:family="graphic" style:name="a938">
      <style:graphic-properties draw:fill="none" draw:stroke="solid" svg:stroke-width="0.04167in" svg:stroke-color="#ffc000" draw:marker-end="a937" svg:stroke-opacity="100%" draw:stroke-linejoin="miter" svg:stroke-linecap="butt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9444in" style:font-size-asian="0.69444in" style:font-size-complex="0.6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 style:parent-style-name="Graphics">
      <style:graphic-properties draw:fill="none" draw:stroke="solid" svg:stroke-width="0.04167in" svg:stroke-color="#70ad47" svg:stroke-opacity="100%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complex="Arial" style:font-family-generic="swiss" style:font-family-generic-complex="swiss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ff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70ad47" style:text-line-through-type="none" style:text-line-through-style="none" style:text-line-through-width="auto" style:text-line-through-color="font-color" style:text-position="0% 100%" fo:font-family="OCR A Extended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draw:fill="none" draw:stroke="solid" svg:stroke-width="0.04167in" svg:stroke-color="#7030a0" draw:marker-end="a939" svg:stroke-opacity="100%" draw:stroke-linejoin="miter" svg:stroke-linecap="butt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b05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Britannic Bold" style:font-family-generic="swiss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76" draw:master-page-name="Master1-Layout1-title-Title-Slide" presentation:presentation-page-layout-name="Master1-PPL1" draw:id="Slide-256">
        <draw:frame draw:id="id69" presentation:style-name="a782" draw:name="Title 1" svg:x="0.42253in" svg:y="0.76858in" svg:width="12.49765in" svg:height="1.54722in" presentation:class="title" presentation:placeholder="false">
          <draw:text-box>
            <text:p text:style-name="a781" text:class-names="" text:cond-style-name=""><text:span text:style-name="a777" text:class-names="">How to Program in Assembly Language</text:span><text:span text:style-name="a778" text:class-names=""><text:line-break/></text:span><text:span text:style-name="a779" text:class-names="">for the</text:span><text:span text:style-name="a780" text:class-names=""/></text:p>
          </draw:text-box>
          <svg:title/>
          <svg:desc/>
        </draw:frame>
        <draw:frame draw:id="id70" presentation:style-name="a786" draw:name="Subtitle 2" svg:x="1.67136in" svg:y="4.26443in" svg:width="10in" svg:height="0.84011in" presentation:class="subtitle" presentation:placeholder="false">
          <draw:text-box>
            <text:p text:style-name="a785" text:class-names="" text:cond-style-name=""><text:span text:style-name="a783" text:class-names="">Lesson 1: The Basics</text:span><text:span text:style-name="a784" text:class-names=""/></text:p>
          </draw:text-box>
          <svg:title/>
          <svg:desc/>
        </draw:frame>
        <draw:frame draw:id="id71" draw:style-name="a787" draw:name="Picture 3" svg:x="2.19483in" svg:y="2.35805in" svg:width="8.95305in" svg:height="1.24272in" style:rel-width="scale" style:rel-height="scale">
          <draw:image xlink:href="media/image1.jpg" xlink:type="simple" xlink:show="embed" xlink:actuate="onLoad"/>
          <svg:title/>
          <svg:desc/>
        </draw:frame>
        <draw:frame draw:id="id72" draw:style-name="a788" draw:name="Picture 4" svg:x="7.44579in" svg:y="5.10453in" svg:width="2.08333in" svg:height="1.81944in" style:rel-width="scale" style:rel-height="scale">
          <draw:image xlink:href="media/image2.webp" xlink:type="simple" xlink:show="embed" xlink:actuate="onLoad"/>
          <svg:title/>
          <svg:desc/>
        </draw:frame>
        <draw:frame draw:id="id73" draw:style-name="a789" draw:name="Picture 6" svg:x="3.78912in" svg:y="5.44726in" svg:width="2.04032in" svg:height="1.2676in" style:rel-width="scale" style:rel-height="scale">
          <draw:image xlink:href="media/image3.png" xlink:type="simple" xlink:show="embed" xlink:actuate="onLoad"/>
          <svg:title/>
          <svg:desc/>
        </draw:frame>
        <draw:custom-shape svg:x="6.11147in" svg:y="5.68874in" svg:width="1.11979in" svg:height="0.65104in" draw:id="id74" draw:style-name="a792" draw:name="Right Arrow 7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32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Slide2" draw:style-name="a793" draw:master-page-name="Master1-Layout2-obj-Title-and-Content" presentation:presentation-page-layout-name="Master1-PPL2" draw:id="Slide-257">
        <draw:frame draw:id="id75" draw:style-name="a797" draw:name="TextBox 5" svg:x="0.91146in" svg:y="4.42659in" svg:width="11.76216in" svg:height="1.17806in">
          <draw:text-box>
            <text:p text:style-name="a796" text:class-names="" text:cond-style-name=""><text:span text:style-name="a794" text:class-names=""><text:s text:c="37"/>The<text:s text:c="1"/></text:span><text:span text:style-name="a795" text:class-names="">binary code that a processor executes from memory</text:span></text:p>
          </draw:text-box>
          <svg:title/>
          <svg:desc/>
        </draw:frame>
        <draw:frame draw:id="id76" presentation:style-name="a801" draw:name="Title 1" svg:x="0.91667in" svg:y="0.39931in" svg:width="11.5in" svg:height="1.44965in" presentation:class="title" presentation:placeholder="false">
          <draw:text-box>
            <text:p text:style-name="a800" text:class-names="" text:cond-style-name=""><text:span text:style-name="a798" text:class-names="">Definitions</text:span><text:span text:style-name="a799" text:class-names=""/></text:p>
          </draw:text-box>
          <svg:title/>
          <svg:desc/>
        </draw:frame>
        <draw:frame draw:id="id77" presentation:style-name="a807" draw:name="Content Placeholder 2" svg:x="0.91146in" svg:y="1.78819in" svg:width="11.5in" svg:height="0.53472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2" text:class-names="">Assembly Language</text:span><text:span text:style-name="a803" text:class-names="">:</text:span><text:span text:style-name="a804" text:class-names=""/></text:p>
              </text:list-item>
            </text:list>
          </draw:text-box>
          <svg:title/>
          <svg:desc/>
        </draw:frame>
        <draw:frame draw:id="id78" draw:style-name="a815" draw:name="TextBox 3" svg:x="0.78038in" svg:y="1.73389in" svg:width="11.76216in" svg:height="1.17806in">
          <draw:text-box>
            <text:p text:style-name="a811" text:class-names="" text:cond-style-name=""><text:span text:style-name="a808" text:class-names=""><text:s text:c="39"/>A<text:s text:c="1"/></text:span><text:span text:style-name="a809" text:class-names="">human-readable set of mnemonics<text:s text:c="1"/></text:span><text:span text:style-name="a810" text:class-names="">that</text:span></text:p>
            <text:p text:style-name="a814" text:class-names="" text:cond-style-name=""><text:span text:style-name="a812" text:class-names=""><text:s text:c="1"/></text:span><text:span text:style-name="a813" text:class-names="">represents a processor’s machine language</text:span></text:p>
          </draw:text-box>
          <svg:title/>
          <svg:desc/>
        </draw:frame>
        <draw:frame draw:id="id79" draw:style-name="a820" draw:name="Content Placeholder 2" svg:x="0.91146in" svg:y="4.4809in" svg:width="11.5in" svg:height="0.53472in">
          <draw:text-box>
            <text:p text:style-name="a819" text:class-names="" text:cond-style-name=""><text:span text:style-name="a816" text:class-names="">Machine Language</text:span><text:span text:style-name="a817" text:class-names="">:</text:span><text:span text:style-name="a818" text:class-names=""/></text:p>
          </draw:text-box>
          <svg:title/>
          <svg:desc/>
        </draw:frame>
        <draw:frame draw:id="id80" draw:style-name="a821" draw:name="Picture 6" svg:x="5.64129in" svg:y="3.00521in" svg:width="2.04032in" svg:height="1.2676in" style:rel-width="scale" style:rel-height="scale">
          <draw:image xlink:href="media/image3.png" xlink:type="simple" xlink:show="embed" xlink:actuate="onLoad"/>
          <svg:title/>
          <svg:desc/>
        </draw:frame>
        <draw:frame draw:id="id81" draw:style-name="a833" draw:name="TextBox 7" svg:x="5.95041in" svg:y="5.4568in" svg:width="1.42209in" svg:height="1.61563in">
          <draw:text-box>
            <text:p text:style-name="a823" text:class-names="" text:cond-style-name=""><text:span text:style-name="a822" text:class-names="">10101001</text:span></text:p>
            <text:p text:style-name="a825" text:class-names="" text:cond-style-name=""><text:span text:style-name="a824" text:class-names="">00001100</text:span></text:p>
            <text:p text:style-name="a827" text:class-names="" text:cond-style-name=""><text:span text:style-name="a826" text:class-names="">10001101</text:span></text:p>
            <text:p text:style-name="a829" text:class-names="" text:cond-style-name=""><text:span text:style-name="a828" text:class-names="">01010110</text:span></text:p>
            <text:p text:style-name="a832" text:class-names="" text:cond-style-name=""><text:span text:style-name="a830" text:class-names="">00110100</text:span><text:span text:style-name="a831" text:class-names=""/></text:p>
          </draw:text-box>
          <svg:title/>
          <svg:desc/>
        </draw:frame>
      </draw:page>
      <draw:page draw:name="Slide3" draw:style-name="a834" draw:master-page-name="Master1-Layout2-obj-Title-and-Content" presentation:presentation-page-layout-name="Master1-PPL2" draw:id="Slide-258">
        <draw:frame draw:id="id82" presentation:style-name="a866" draw:name="Content Placeholder 8" svg:x="0.91667in" svg:y="1.99653in" svg:width="11.5in" svg:height="4.75868in" presentation:class="outline" presentation:placeholder="false">
          <draw:text-box>
            <text:list text:style-name="a837">
              <text:list-item>
                <text:p text:style-name="a836" text:class-names="" text:cond-style-name=""><text:span text:style-name="a835" text:class-names="">Like a compiler, an assembler converts assembly language into machine language.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>Develop on multiple platforms, target single processor family</text:span></text:p>
              </text:list-item>
            </text:list>
            <text:list text:style-name="a843">
              <text:list-item>
                <text:p text:style-name="a842" text:class-names="" text:cond-style-name=""><text:span text:style-name="a841" text:class-names="">Examples for the 6502 family:</text:span></text:p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4" text:class-names="">ca65</text:span><text:span text:style-name="a845" text:class-names=""><text:s text:c="1"/>(part of the cc65 toolchain)</text:span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>ACME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p text:style-name="a853" text:class-names="" text:cond-style-name=""><text:span text:style-name="a851" text:class-names="">dasm</text:span><text:span text:style-name="a852" text:class-names=""/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5" text:class-names="">Kick Assembler (</text:span><text:span text:style-name="a856" text:class-names="">KickAss</text:span><text:span text:style-name="a857" text:class-names="">)</text:span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0" text:class-names="">CBM .</text:span><text:span text:style-name="a861" text:class-names="">prg</text:span><text:span text:style-name="a862" text:class-names=""><text:s text:c="1"/>Studio</text:span><text:span text:style-name="a86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3" presentation:style-name="a870" draw:name="Title 1" svg:x="0.91667in" svg:y="0.39931in" svg:width="11.5in" svg:height="1.44965in" presentation:class="title" presentation:placeholder="false">
          <draw:text-box>
            <text:p text:style-name="a869" text:class-names="" text:cond-style-name=""><text:span text:style-name="a867" text:class-names="">What is an Assembler?</text:span><text:span text:style-name="a868" text:class-names=""/></text:p>
          </draw:text-box>
          <svg:title/>
          <svg:desc/>
        </draw:frame>
      </draw:page>
      <draw:page draw:name="Slide4" draw:style-name="a871" draw:master-page-name="Master1-Layout2-obj-Title-and-Content" presentation:presentation-page-layout-name="Master1-PPL2" draw:id="Slide-259">
        <draw:frame draw:id="id84" presentation:style-name="a875" draw:name="Title 1" svg:x="0.91667in" svg:y="0.39931in" svg:width="11.5in" svg:height="1.44965in" presentation:class="title" presentation:placeholder="false">
          <draw:text-box>
            <text:p text:style-name="a874" text:class-names="" text:cond-style-name=""><text:span text:style-name="a872" text:class-names="">6502 Architecture</text:span><text:span text:style-name="a873" text:class-names=""/></text:p>
          </draw:text-box>
          <svg:title/>
          <svg:desc/>
        </draw:frame>
      </draw:page>
      <draw:page draw:name="Slide5" draw:style-name="a876" draw:master-page-name="Master1-Layout2-obj-Title-and-Content" presentation:presentation-page-layout-name="Master1-PPL2" draw:id="Slide-260">
        <draw:frame draw:id="id85" presentation:style-name="a880" draw:name="Title 1" svg:x="0.91667in" svg:y="0.39931in" svg:width="11.5in" svg:height="1.44965in" presentation:class="title" presentation:placeholder="false">
          <draw:text-box>
            <text:p text:style-name="a879" text:class-names="" text:cond-style-name=""><text:span text:style-name="a877" text:class-names="">Mnemonic Syntax</text:span><text:span text:style-name="a878" text:class-names=""/></text:p>
          </draw:text-box>
          <svg:title/>
          <svg:desc/>
        </draw:frame>
        <draw:frame draw:id="id86" draw:style-name="a892" draw:name="TextBox 2" svg:x="1.0279in" svg:y="3.38045in" svg:width="11.2936in" svg:height="2.25514in">
          <draw:text-box>
            <text:p text:style-name="a883" text:class-names="" text:cond-style-name=""><text:span text:style-name="a881" text:class-names="">Assembly Instruction: <text:s text:c="1"/><text:tab/></text:span><text:span text:style-name="a882" text:class-names="">lda #1</text:span></text:p>
            <text:p text:style-name="a887" text:class-names="" text:cond-style-name=""><text:span text:style-name="a884" text:class-names="">Machine Instruction (hex): <text:s text:c="6"/><text:tab/></text:span><text:span text:style-name="a885" text:class-names="">A9 <text:tab/>01</text:span><text:span text:style-name="a886" text:class-names=""/></text:p>
            <text:p text:style-name="a891" text:class-names="" text:cond-style-name=""><text:span text:style-name="a888" text:class-names="">Machine Instruction (binary): <text:s text:c="1"/><text:tab/></text:span><text:span text:style-name="a889" text:class-names="">10101001<text:tab/>00000001</text:span><text:span text:style-name="a890" text:class-names=""/></text:p>
          </draw:text-box>
          <svg:title/>
          <svg:desc/>
        </draw:frame>
        <draw:custom-shape svg:x="8.01041in" svg:y="3.38045in" svg:width="1.46875in" svg:height="0.84375in" draw:id="id87" draw:style-name="a895" draw:name="Rectangle 3">
          <svg:title/>
          <svg:desc/>
          <text:p text:style-name="a894" text:class-names="" text:cond-style-name=""><text:span text:style-name="a8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60937in" svg:y="3.38045in" svg:width="1.16146in" svg:height="0.84375in" draw:id="id88" draw:style-name="a898" draw:name="Rectangle 5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041in" svg:y="4.28149in" svg:width="2.00521in" svg:height="1.22396in" draw:id="id89" draw:style-name="a901" draw:name="Rectangle 6">
          <svg:title/>
          <svg:desc/>
          <text:p text:style-name="a900" text:class-names="" text:cond-style-name=""><text:span text:style-name="a8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10937in" svg:y="4.28149in" svg:width="1.94792in" svg:height="1.22396in" draw:id="id90" draw:style-name="a904" draw:name="Rectangle 7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912" draw:name="TextBox 4" svg:x="9.36248in" svg:y="1.82812in" svg:width="1.65524in" svg:height="1.00977in">
          <draw:text-box>
            <text:p text:style-name="a906" text:class-names="" text:cond-style-name=""><text:span text:style-name="a905" text:class-names="">Operand</text:span></text:p>
            <text:p text:style-name="a908" text:class-names="" text:cond-style-name=""><text:span text:style-name="a907" text:class-names="">Mnemonic</text:span></text:p>
            <text:p text:style-name="a911" text:class-names="" text:cond-style-name=""><text:span text:style-name="a909" text:class-names="">(mode syntax)</text:span><text:span text:style-name="a910" text:class-names=""/></text:p>
          </draw:text-box>
          <svg:title/>
          <svg:desc/>
        </draw:frame>
        <draw:frame draw:id="id92" draw:style-name="a920" draw:name="TextBox 9" svg:x="8.08984in" svg:y="1.82812in" svg:width="1.30989in" svg:height="1.00977in">
          <draw:text-box>
            <text:p text:style-name="a914" text:class-names="" text:cond-style-name=""><text:span text:style-name="a913" text:class-names="">Operation</text:span></text:p>
            <text:p text:style-name="a916" text:class-names="" text:cond-style-name=""><text:span text:style-name="a915" text:class-names="">Mnemonic</text:span></text:p>
            <text:p text:style-name="a919" text:class-names="" text:cond-style-name=""><text:span text:style-name="a917" text:class-names="">(3 letters)</text:span><text:span text:style-name="a918" text:class-names=""/></text:p>
          </draw:text-box>
          <svg:title/>
          <svg:desc/>
        </draw:frame>
        <draw:frame draw:id="id93" draw:style-name="a926" draw:name="TextBox 10" svg:x="8.13014in" svg:y="6.05307in" svg:width="1.82305in" svg:height="0.70684in">
          <draw:text-box>
            <text:p text:style-name="a922" text:class-names="" text:cond-style-name=""><text:span text:style-name="a921" text:class-names="">Operation Code</text:span></text:p>
            <text:p text:style-name="a925" text:class-names="" text:cond-style-name=""><text:span text:style-name="a923" text:class-names="">(Opcode)</text:span><text:span text:style-name="a924" text:class-names=""/></text:p>
          </draw:text-box>
          <svg:title/>
          <svg:desc/>
        </draw:frame>
        <draw:frame draw:id="id94" draw:style-name="a932" draw:name="TextBox 11" svg:x="10.43326in" svg:y="6.05307in" svg:width="1.30014in" svg:height="0.70684in">
          <draw:text-box>
            <text:p text:style-name="a928" text:class-names="" text:cond-style-name=""><text:span text:style-name="a927" text:class-names="">Operand</text:span></text:p>
            <text:p text:style-name="a931" text:class-names="" text:cond-style-name=""><text:span text:style-name="a929" text:class-names="">(0-2 bytes)</text:span><text:span text:style-name="a930" text:class-names=""/></text:p>
          </draw:text-box>
          <svg:title/>
          <svg:desc/>
        </draw:frame>
        <draw:connector draw:type="line" svg:x1="8.74479in" svg:y1="2.83789in" draw:start-shape="id92" draw:start-glue-point="2" svg:x2="8.74479in" svg:y2="3.25521in" draw:id="id95" draw:style-name="a934" draw:name="Straight Arrow Connector 13">
          <svg:title/>
          <svg:desc/>
        </draw:connector>
        <draw:connector draw:type="line" svg:x1="10.10937in" svg:y1="2.84463in" svg:x2="10.10937in" svg:y2="3.26195in" draw:id="id96" draw:style-name="a936" draw:name="Straight Arrow Connector 14">
          <svg:title/>
          <svg:desc/>
        </draw:connector>
        <draw:connector draw:type="line" svg:x1="9.04166in" svg:y1="6.05291in" svg:x2="9.04166in" svg:y2="5.63559in" draw:id="id97" draw:style-name="a938" draw:name="Straight Arrow Connector 15">
          <svg:title/>
          <svg:desc/>
        </draw:connector>
        <draw:connector draw:type="line" svg:x1="11.08333in" svg:y1="6.05291in" svg:x2="11.08333in" svg:y2="5.63559in" draw:id="id98" draw:style-name="a940" draw:name="Straight Arrow Connector 16">
          <svg:title/>
          <svg:desc/>
        </draw:connector>
      </draw:page>
      <draw:page draw:name="Slide6" draw:style-name="a941" draw:master-page-name="Master1-Layout2-obj-Title-and-Content" presentation:presentation-page-layout-name="Master1-PPL2" draw:id="Slide-261">
        <draw:frame draw:id="id99" presentation:style-name="a945" draw:name="Title 1" svg:x="0.91667in" svg:y="0.39931in" svg:width="11.5in" svg:height="1.44965in" presentation:class="title" presentation:placeholder="false">
          <draw:text-box>
            <text:p text:style-name="a944" text:class-names="" text:cond-style-name=""><text:span text:style-name="a942" text:class-names="">Our First Assembly Program</text:span><text:span text:style-name="a943" text:class-names=""/></text:p>
          </draw:text-box>
          <svg:title/>
          <svg:desc/>
        </draw:frame>
        <draw:frame draw:id="id100" draw:style-name="a952" draw:name="TextBox 2" svg:x="2.17708in" svg:y="2.38542in" svg:width="9.13515in" svg:height="1.48099in">
          <draw:text-box>
            <text:p text:style-name="a947" text:class-names="" text:cond-style-name=""><text:span text:style-name="a946" text:class-names="">Assembly Language <text:s text:c="8"/><text:tab/><text:tab/>Machine Language (hex)</text:span></text:p>
            <text:p text:style-name="a951" text:class-names="" text:cond-style-name=""><text:span text:style-name="a948" text:class-names="">lda #1<text:tab/><text:tab/><text:tab/></text:span><text:span text:style-name="a949" text:class-names="">A9 01</text:span><text:span text:style-name="a950" text:class-names=""/></text:p>
          </draw:text-box>
          <svg:title/>
          <svg:desc/>
        </draw:frame>
        <draw:frame draw:id="id101" draw:style-name="a956" draw:name="TextBox 4" svg:x="2.17708in" svg:y="3.86641in" svg:width="1.56934in" svg:height="1.00977in">
          <draw:text-box>
            <text:p text:style-name="a955" text:class-names="" text:cond-style-name=""><text:span text:style-name="a953" text:class-names="">inc</text:span><text:span text:style-name="a954" text:class-names=""/></text:p>
          </draw:text-box>
          <svg:title/>
          <svg:desc/>
        </draw:frame>
        <draw:frame draw:id="id102" draw:style-name="a960" draw:name="TextBox 6" svg:x="7.17708in" svg:y="3.86641in" svg:width="1.11705in" svg:height="1.00977in">
          <draw:text-box>
            <text:p text:style-name="a959" text:class-names="" text:cond-style-name=""><text:span text:style-name="a957" text:class-names="">1A</text:span><text:span text:style-name="a958" text:class-names=""/></text:p>
          </draw:text-box>
          <svg:title/>
          <svg:desc/>
        </draw:frame>
        <draw:frame draw:id="id103" draw:style-name="a964" draw:name="TextBox 9" svg:x="2.17708in" svg:y="4.87617in" svg:width="4.30413in" svg:height="1.00977in">
          <draw:text-box>
            <text:p text:style-name="a963" text:class-names="" text:cond-style-name=""><text:span text:style-name="a961" text:class-names="">sta $1000</text:span><text:span text:style-name="a962" text:class-names=""/></text:p>
          </draw:text-box>
          <svg:title/>
          <svg:desc/>
        </draw:frame>
        <draw:frame draw:id="id104" draw:style-name="a968" draw:name="TextBox 10" svg:x="7.17708in" svg:y="4.87617in" svg:width="3.86235in" svg:height="1.00977in">
          <draw:text-box>
            <text:p text:style-name="a967" text:class-names="" text:cond-style-name=""><text:span text:style-name="a965" text:class-names="">8D 00 10</text:span><text:span text:style-name="a966" text:class-names=""/></text:p>
          </draw:text-box>
          <svg:title/>
          <svg:desc/>
        </draw:frame>
      </draw:page>
      <draw:page draw:name="Slide7" draw:style-name="a969" draw:master-page-name="Master1-Layout7-blank-Blank" presentation:presentation-page-layout-name="Master1-PPL7" draw:id="Slide-262">
        <draw:frame draw:id="id105" draw:style-name="a970" draw:name="Picture 3" svg:x="1.23437in" svg:y="1.28646in" svg:width="8.33333in" svg:height="5.45833in" style:rel-width="scale" style:rel-height="scale">
          <draw:image xlink:href="media/image4.jpg" xlink:type="simple" xlink:show="embed" xlink:actuate="onLoad"/>
          <svg:title/>
          <svg:desc/>
        </draw:frame>
        <draw:frame draw:id="id106" draw:style-name="a973" draw:name="TextBox 4" svg:x="9.30729in" svg:y="0.83854in" svg:width="1.80776in" svg:height="0.50488in">
          <draw:text-box>
            <text:p text:style-name="a972" text:class-names="" text:cond-style-name=""><text:span text:style-name="a971" text:class-names="">Mnemonics</text:span></text:p>
          </draw:text-box>
          <svg:title/>
          <svg:desc/>
        </draw:frame>
        <draw:frame draw:id="id107" draw:style-name="a977" draw:name="TextBox 5" svg:x="9.56771in" svg:y="1.46908in" svg:width="1.94731in" svg:height="0.50488in">
          <draw:text-box>
            <text:p text:style-name="a976" text:class-names="" text:cond-style-name=""><text:span text:style-name="a974" text:class-names="">Hexadecimal</text:span><text:span text:style-name="a975" text:class-names=""/></text:p>
          </draw:text-box>
          <svg:title/>
          <svg:desc/>
        </draw:frame>
        <draw:frame draw:id="id108" draw:style-name="a981" draw:name="TextBox 6" svg:x="9.78902in" svg:y="2.16667in" svg:width="1.26326in" svg:height="0.50488in">
          <draw:text-box>
            <text:p text:style-name="a980" text:class-names="" text:cond-style-name=""><text:span text:style-name="a978" text:class-names="">Opcode</text:span><text:span text:style-name="a979" text:class-names=""/></text:p>
          </draw:text-box>
          <svg:title/>
          <svg:desc/>
        </draw:frame>
        <draw:frame draw:id="id109" draw:style-name="a985" draw:name="TextBox 7" svg:x="9.92708in" svg:y="2.86426in" svg:width="1.94156in" svg:height="0.50488in">
          <draw:text-box>
            <text:p text:style-name="a984" text:class-names="" text:cond-style-name=""><text:span text:style-name="a982" text:class-names="">Accumulator</text:span><text:span text:style-name="a983" text:class-names=""/></text:p>
          </draw:text-box>
          <svg:title/>
          <svg:desc/>
        </draw:frame>
        <draw:frame draw:id="id110" draw:style-name="a989" draw:name="TextBox 8" svg:x="9.78902in" svg:y="3.53922in" svg:width="2.43697in" svg:height="0.50488in">
          <draw:text-box>
            <text:p text:style-name="a988" text:class-names="" text:cond-style-name=""><text:span text:style-name="a986" text:class-names="">Cross-assembler</text:span><text:span text:style-name="a987" text:class-names=""/></text:p>
          </draw:text-box>
          <svg:title/>
          <svg:desc/>
        </draw:frame>
        <draw:frame draw:id="id111" draw:style-name="a993" draw:name="TextBox 9" svg:x="9.65151in" svg:y="4.21419in" svg:width="1.53828in" svg:height="0.50488in">
          <draw:text-box>
            <text:p text:style-name="a992" text:class-names="" text:cond-style-name=""><text:span text:style-name="a990" text:class-names="">Zero Page</text:span><text:span text:style-name="a991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37" svg:viewBox="0 0 20 30" svg:d="m10 0-10 30h20z"/>
    <draw:marker draw:name="a939" svg:viewBox="0 0 20 30" svg:d="m10 0-10 30h20z"/>
    <draw:marker draw:name="a933" svg:viewBox="0 0 20 30" svg:d="m10 0-10 30h20z"/>
    <draw:marker draw:name="a93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Header Placeholder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Date Placeholder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/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Slide Image Placeholder 3">
          <svg:title/>
          <svg:desc/>
        </draw:page-thumbnail>
        <draw:frame draw:id="id8" presentation:style-name="a58" draw:name="Notes Placeholder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Edit Master text styl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cond le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Fifth level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Footer Placeholder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Slide Number Placehold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7">
      <draw:frame draw:id="id11" presentation:style-name="a71" draw:name="Title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Click to edit Master title style</text:span><text:span text:style-name="a69" text:class-names=""/></text:p>
        </draw:text-box>
        <svg:title/>
        <svg:desc/>
      </draw:frame>
      <draw:frame draw:id="id12" presentation:style-name="a75" draw:name="Subtitle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Click to edit Master subtitle style</text:span><text:span text:style-name="a73" text:class-names=""/></text:p>
        </draw:text-box>
        <svg:title/>
        <svg:desc/>
      </draw:frame>
      <draw:frame draw:id="id13" presentation:style-name="a80" draw:name="Date Placeholder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/></text:span><text:span text:style-name="a78" text:class-names=""/></text:p>
        </draw:text-box>
        <svg:title/>
        <svg:desc/>
      </draw:frame>
      <draw:frame draw:id="id14" presentation:style-name="a83" draw:name="Footer Placeholder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Slide Number Placehold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/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Header Placeholder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Date Placeholder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/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Slide Image Placeholder 3">
          <svg:title/>
          <svg:desc/>
        </draw:page-thumbnail>
        <draw:frame draw:id="id8" presentation:style-name="a112" draw:name="Notes Placeholder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Edit Master text styles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Second level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Fifth level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Footer Placeholder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Slide Number Placehold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/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1">
      <draw:frame draw:id="id16" presentation:style-name="a125" draw:name="Title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Click to edit Master title style</text:span><text:span text:style-name="a123" text:class-names=""/></text:p>
        </draw:text-box>
        <svg:title/>
        <svg:desc/>
      </draw:frame>
      <draw:frame draw:id="id17" presentation:style-name="a142" draw:name="Content Placeholder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Edit Master text styles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Second level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Fifth level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Date Placeholder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/></text:span><text:span text:style-name="a145" text:class-names=""/></text:p>
        </draw:text-box>
        <svg:title/>
        <svg:desc/>
      </draw:frame>
      <draw:frame draw:id="id19" presentation:style-name="a150" draw:name="Footer Placeholder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Slide Number Placehold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/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Header Placeholder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Date Placeholder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/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Slide Image Placeholder 3">
          <svg:title/>
          <svg:desc/>
        </draw:page-thumbnail>
        <draw:frame draw:id="id8" presentation:style-name="a179" draw:name="Notes Placeholder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Edit Master text styles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Second level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Fifth level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Footer Placeholder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Slide Number Placehold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/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8">
      <draw:frame draw:id="id21" presentation:style-name="a192" draw:name="Title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Click to edit Master title style</text:span><text:span text:style-name="a190" text:class-names=""/></text:p>
        </draw:text-box>
        <svg:title/>
        <svg:desc/>
      </draw:frame>
      <draw:frame draw:id="id22" presentation:style-name="a196" draw:name="Text Placeholder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Edit Master text styles</text:span></text:p>
            </text:list-item>
          </text:list>
        </draw:text-box>
        <svg:title/>
        <svg:desc/>
      </draw:frame>
      <draw:frame draw:id="id23" presentation:style-name="a201" draw:name="Date Placeholder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/></text:span><text:span text:style-name="a199" text:class-names=""/></text:p>
        </draw:text-box>
        <svg:title/>
        <svg:desc/>
      </draw:frame>
      <draw:frame draw:id="id24" presentation:style-name="a204" draw:name="Footer Placeholder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Slide Number Placehold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/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Header Placeholder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Date Placeholder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/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Slide Image Placeholder 3">
          <svg:title/>
          <svg:desc/>
        </draw:page-thumbnail>
        <draw:frame draw:id="id8" presentation:style-name="a233" draw:name="Notes Placeholder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Edit Master text styles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Second level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Fifth level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Footer Placeholder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Slide Number Placehold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/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42">
      <draw:frame draw:id="id26" presentation:style-name="a246" draw:name="Title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Click to edit Master title style</text:span><text:span text:style-name="a244" text:class-names=""/></text:p>
        </draw:text-box>
        <svg:title/>
        <svg:desc/>
      </draw:frame>
      <draw:frame draw:id="id27" presentation:style-name="a263" draw:name="Content Placeholder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Edit Master text styles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Second level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Third level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Fifth level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Content Placeholder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/></text:span><text:span text:style-name="a283" text:class-names=""/></text:p>
        </draw:text-box>
        <svg:title/>
        <svg:desc/>
      </draw:frame>
      <draw:frame draw:id="id30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Slide Number Placehold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/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Header Placeholder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Date Placeholder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/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Slide Image Placeholder 3">
          <svg:title/>
          <svg:desc/>
        </draw:page-thumbnail>
        <draw:frame draw:id="id8" presentation:style-name="a317" draw:name="Notes Placeholder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Edit Master text styles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Second level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Fifth level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Footer Placeholder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Slide Number Placehold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26">
      <draw:frame draw:id="id32" presentation:style-name="a330" draw:name="Title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33" presentation:style-name="a334" draw:name="Text Placeholder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</draw:text-box>
        <svg:title/>
        <svg:desc/>
      </draw:frame>
      <draw:frame draw:id="id34" presentation:style-name="a351" draw:name="Content Placeholder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Edit Master text styles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Second level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Fifth level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ext Placeholder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36" presentation:style-name="a372" draw:name="Content Placeholder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Date Placeholder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/></text:span><text:span text:style-name="a375" text:class-names=""/></text:p>
        </draw:text-box>
        <svg:title/>
        <svg:desc/>
      </draw:frame>
      <draw:frame draw:id="id38" presentation:style-name="a380" draw:name="Footer Placeholder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Slide Number Placehold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/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Header Placeholder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Date Placeholder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/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Slide Image Placeholder 3">
          <svg:title/>
          <svg:desc/>
        </draw:page-thumbnail>
        <draw:frame draw:id="id8" presentation:style-name="a409" draw:name="Notes Placeholder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Edit Master text styles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Second level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Fifth level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Footer Placeholder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Slide Number Placehold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/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18">
      <draw:frame draw:id="id40" presentation:style-name="a422" draw:name="Title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Click to edit Master title style</text:span><text:span text:style-name="a420" text:class-names=""/></text:p>
        </draw:text-box>
        <svg:title/>
        <svg:desc/>
      </draw:frame>
      <draw:frame draw:id="id41" presentation:style-name="a427" draw:name="Date Placeholder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/></text:span><text:span text:style-name="a425" text:class-names=""/></text:p>
        </draw:text-box>
        <svg:title/>
        <svg:desc/>
      </draw:frame>
      <draw:frame draw:id="id42" presentation:style-name="a430" draw:name="Footer Placeholder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Slide Number Placehold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/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Date Placeholder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/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Slide Image Placeholder 3">
          <svg:title/>
          <svg:desc/>
        </draw:page-thumbnail>
        <draw:frame draw:id="id8" presentation:style-name="a459" draw:name="Notes Placeholder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Edit Master text styles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Second level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Fifth level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Footer Placeholder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Slide Number Placehold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68">
      <draw:frame draw:id="id44" presentation:style-name="a473" draw:name="Date Placeholder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/></text:span><text:span text:style-name="a471" text:class-names=""/></text:p>
        </draw:text-box>
        <svg:title/>
        <svg:desc/>
      </draw:frame>
      <draw:frame draw:id="id45" presentation:style-name="a476" draw:name="Footer Placeholder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Slide Number Placehold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Header Placeholder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Date Placeholder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/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Slide Image Placeholder 3">
          <svg:title/>
          <svg:desc/>
        </draw:page-thumbnail>
        <draw:frame draw:id="id8" presentation:style-name="a505" draw:name="Notes Placeholder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Edit Master text styles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Second level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Fifth level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Footer Placeholder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Slide Number Placehold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/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14">
      <draw:frame draw:id="id47" presentation:style-name="a518" draw:name="Title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Click to edit Master title style</text:span><text:span text:style-name="a516" text:class-names=""/></text:p>
        </draw:text-box>
        <svg:title/>
        <svg:desc/>
      </draw:frame>
      <draw:frame draw:id="id48" presentation:style-name="a535" draw:name="Content Placeholder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Edit Master text styles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Second level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Third level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Fifth level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ext Placeholder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Edit Master text styles</text:span></text:p>
            </text:list-item>
          </text:list>
        </draw:text-box>
        <svg:title/>
        <svg:desc/>
      </draw:frame>
      <draw:frame draw:id="id50" presentation:style-name="a544" draw:name="Date Placeholder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/></text:span><text:span text:style-name="a542" text:class-names=""/></text:p>
        </draw:text-box>
        <svg:title/>
        <svg:desc/>
      </draw:frame>
      <draw:frame draw:id="id51" presentation:style-name="a547" draw:name="Footer Placeholder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Slide Number Placehold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/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Header Placeholder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Date Placeholder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/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Slide Image Placeholder 3">
          <svg:title/>
          <svg:desc/>
        </draw:page-thumbnail>
        <draw:frame draw:id="id8" presentation:style-name="a576" draw:name="Notes Placeholder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Edit Master text styles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econd level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Fifth level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Footer Placeholder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Slide Number Placehold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85">
      <draw:frame draw:id="id53" presentation:style-name="a589" draw:name="Title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54" presentation:style-name="a592" draw:name="Picture Placeholder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ext Placeholder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Edit Master text styles</text:span></text:p>
            </text:list-item>
          </text:list>
        </draw:text-box>
        <svg:title/>
        <svg:desc/>
      </draw:frame>
      <draw:frame draw:id="id56" presentation:style-name="a601" draw:name="Date Placeholder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/></text:span><text:span text:style-name="a599" text:class-names=""/></text:p>
        </draw:text-box>
        <svg:title/>
        <svg:desc/>
      </draw:frame>
      <draw:frame draw:id="id57" presentation:style-name="a604" draw:name="Footer Placeholder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Slide Number Placehold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/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Header Placeholder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Date Placeholder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/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Slide Image Placeholder 3">
          <svg:title/>
          <svg:desc/>
        </draw:page-thumbnail>
        <draw:frame draw:id="id8" presentation:style-name="a633" draw:name="Notes Placeholder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Edit Master text styles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Second level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Fifth level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Footer Placeholder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Slide Number Placehold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/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42">
      <draw:frame draw:id="id59" presentation:style-name="a646" draw:name="Title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Click to edit Master title style</text:span><text:span text:style-name="a644" text:class-names=""/></text:p>
        </draw:text-box>
        <svg:title/>
        <svg:desc/>
      </draw:frame>
      <draw:frame draw:id="id60" presentation:style-name="a663" draw:name="Vertical Text Placeholder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Edit Master text styles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Second level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Third level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Fifth level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Date Placeholder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/></text:span><text:span text:style-name="a666" text:class-names=""/></text:p>
        </draw:text-box>
        <svg:title/>
        <svg:desc/>
      </draw:frame>
      <draw:frame draw:id="id62" presentation:style-name="a671" draw:name="Footer Placeholder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Slide Number Placehold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/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Header Placeholder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Date Placeholder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/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Slide Image Placeholder 3">
          <svg:title/>
          <svg:desc/>
        </draw:page-thumbnail>
        <draw:frame draw:id="id8" presentation:style-name="a700" draw:name="Notes Placeholder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Edit Master text styles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Second level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Fifth level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Footer Placeholder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Slide Number Placehold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/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09">
      <draw:frame draw:id="id64" presentation:style-name="a713" draw:name="Vertical Title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Click to edit Master title style</text:span><text:span text:style-name="a711" text:class-names=""/></text:p>
        </draw:text-box>
        <svg:title/>
        <svg:desc/>
      </draw:frame>
      <draw:frame draw:id="id65" presentation:style-name="a730" draw:name="Vertical Text Placeholder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Edit Master text styles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Second level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Third level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Fifth level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Date Placeholder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/></text:span><text:span text:style-name="a733" text:class-names=""/></text:p>
        </draw:text-box>
        <svg:title/>
        <svg:desc/>
      </draw:frame>
      <draw:frame draw:id="id67" presentation:style-name="a738" draw:name="Footer Placeholder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Slide Number Placehold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/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Date Placeholder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/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Slide Image Placeholder 3">
          <svg:title/>
          <svg:desc/>
        </draw:page-thumbnail>
        <draw:frame draw:id="id8" presentation:style-name="a767" draw:name="Notes Placeholder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Edit Master text styles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Second level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Fifth level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Footer Placeholder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Slide Number Placehold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/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ow to Program in Assembly Language for the</dc:title>
    <meta:initial-creator>MATTHEW HEFFERNAN</meta:initial-creator>
    <dc:creator>MATTHEW HEFFERNAN</dc:creator>
    <meta:creation-date>2020-12-10T17:44:16Z</meta:creation-date>
    <dc:date>2020-12-10T21:57:30Z</dc:date>
    <meta:editing-cycles>6</meta:editing-cycles>
    <meta:editing-duration>PT15193S</meta:editing-duration>
    <meta:document-statistic meta:paragraph-count="50" meta:word-count="188"/>
  </office:meta>
</office:document-meta>
</file>